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cd9f2" officeooo:paragraph-rsid="001cd9f2"/>
    </style:style>
    <style:style style:name="P2" style:family="paragraph" style:parent-style-name="Standard" style:list-style-name="L1">
      <style:text-properties officeooo:rsid="001cd9f2" officeooo:paragraph-rsid="001cd9f2"/>
    </style:style>
    <style:style style:name="P3" style:family="paragraph" style:parent-style-name="Standard" style:list-style-name="L1">
      <style:text-properties officeooo:rsid="001d878f" officeooo:paragraph-rsid="001d878f"/>
    </style:style>
    <style:style style:name="P4" style:family="paragraph" style:parent-style-name="Standard">
      <style:text-properties officeooo:rsid="001d878f" officeooo:paragraph-rsid="001d878f"/>
    </style:style>
    <style:style style:name="P5" style:family="paragraph" style:parent-style-name="Standard" style:list-style-name="L2">
      <style:text-properties officeooo:rsid="001edd9c" officeooo:paragraph-rsid="001edd9c"/>
    </style:style>
    <style:style style:name="P6" style:family="paragraph" style:parent-style-name="Standard">
      <style:text-properties officeooo:rsid="001edd9c" officeooo:paragraph-rsid="0020a9ec"/>
    </style:style>
    <style:style style:name="P7" style:family="paragraph" style:parent-style-name="Standard" style:list-style-name="L2">
      <style:text-properties officeooo:rsid="0020a9ec" officeooo:paragraph-rsid="0020a9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ie 524 Fley → Garenfeld</text:p>
      <text:p text:style-name="P1"/>
      <text:list xml:id="list1600212542" text:style-name="L1">
        <text:list-item>
          <text:p text:style-name="P2">gerade aus → Schmittwinkel</text:p>
        </text:list-item>
        <text:list-item>
          <text:p text:style-name="P2">Ende rechts → Heigarenweg</text:p>
        </text:list-item>
        <text:list-item>
          <text:p text:style-name="P2">Kreisel 2. gerade aus</text:p>
        </text:list-item>
        <text:list-item>
          <text:p text:style-name="P2">nach HST Hoheleye rechts → Weidekampstraße</text:p>
        </text:list-item>
        <text:list-item>
          <text:p text:style-name="P2">nächste rechts → Weidekampstraße/HST Weidekampstraße</text:p>
        </text:list-item>
        <text:list-item>
          <text:p text:style-name="P2">links → Pappelstraße</text:p>
        </text:list-item>
        <text:list-item>
          <text:p text:style-name="P2">ARAL links → Hagener Straße</text:p>
        </text:list-item>
        <text:list-item>
          <text:p text:style-name="P2">Amtsgericht rechts → Overbergstraße/HST Loxbaum</text:p>
        </text:list-item>
        <text:list-item>
          <text:p text:style-name="P2">Ende rechts → Fritz-Reuter-Straße</text:p>
        </text:list-item>
        <text:list-item>
          <text:p text:style-name="P2">Links halten von Grimmstraße auf → Freiligrathstraße</text:p>
        </text:list-item>
        <text:list-item>
          <text:p text:style-name="P2">rechts → Fuhrparkstraße</text:p>
        </text:list-item>
        <text:list-item>
          <text:p text:style-name="P2">Ende links Eckeseyer Straße</text:p>
        </text:list-item>
        <text:list-item>
          <text:p text:style-name="P3">Altenhagener Brücke (Günlük Taze) rechts → HA BHF</text:p>
        </text:list-item>
        <text:list-item>
          <text:p text:style-name="P3">Sondersignal Schwenke links</text:p>
        </text:list-item>
        <text:list-item>
          <text:p text:style-name="P3">Ampel HST Volkspark rechts</text:p>
        </text:list-item>
        <text:list-item>
          <text:p text:style-name="P3">Kreisel 2. gerade aus</text:p>
        </text:list-item>
        <text:list-item>
          <text:p text:style-name="P3">Ampel Sanitätshaus Riepen gerade aus</text:p>
        </text:list-item>
        <text:list-item>
          <text:p text:style-name="P3">nach HST Landgericht rechts → Eduard-Müller-Straße</text:p>
        </text:list-item>
        <text:list-item>
          <text:p text:style-name="P3">nächste links → Gerichtsstraße</text:p>
        </text:list-item>
        <text:list-item>
          <text:p text:style-name="P3">halb links weiter auf → Beethovenstraße</text:p>
        </text:list-item>
        <text:list-item>
          <text:p text:style-name="P3">Ende links → Lützowstraße</text:p>
        </text:list-item>
        <text:list-item>
          <text:p text:style-name="P3">Ende rechts → Feithstraße</text:p>
        </text:list-item>
        <text:list-item>
          <text:p text:style-name="P3">nächste links → Flensburgstraße/HST Tondernstraße</text:p>
        </text:list-item>
        <text:list-item>
          <text:p text:style-name="P3">halb rechts weiter auf → Flensburgstraße</text:p>
        </text:list-item>
        <text:list-item>
          <text:p text:style-name="P3">Ende/nach Autobahnbrücke links → Berchumer Straße</text:p>
        </text:list-item>
        <text:list-item>
          <text:p text:style-name="P3">links → Sauerlandstraße/HST Sauerlandstraße</text:p>
        </text:list-item>
        <text:list-item>
          <text:p text:style-name="P3">rechts → Industriestraße</text:p>
        </text:list-item>
        <text:list-item>
          <text:p text:style-name="P3">links → Westhofener Straße/Garenfeld</text:p>
        </text:list-item>
        <text:list-item>
          <text:p text:style-name="P3">nach HST Feldlage rechts → zur Feldlage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Linie 524 Garenfeld → Fley</text:p>
      <text:p text:style-name="P4"/>
      <text:list xml:id="list4214563276" text:style-name="L2">
        <text:list-item>
          <text:p text:style-name="P5">nach End-/Anfangshaltestelle links → Dorfstraße</text:p>
        </text:list-item>
        <text:list-item>
          <text:p text:style-name="P5">nächste links → Quellenweg</text:p>
        </text:list-item>
        <text:list-item>
          <text:p text:style-name="P5">Ende links Westhofener Straße</text:p>
        </text:list-item>
        <text:list-item>
          <text:p text:style-name="P5">nach HST Steinberg rechts → Villigster Straße</text:p>
        </text:list-item>
        <text:list-item>
          <text:p text:style-name="P5">Ende links Sauerlandstraße</text:p>
        </text:list-item>
        <text:list-item>
          <text:p text:style-name="P5">nach HST Sauerlandstraße/Ende rechts → Berchumer Straße</text:p>
        </text:list-item>
        <text:list-item>
          <text:p text:style-name="P5">rechts → Flensburgstraße/Autobahnbrücke</text:p>
        </text:list-item>
        <text:list-item>
          <text:p text:style-name="P5">rechts → HST Tondernstraße</text:p>
        </text:list-item>
        <text:list-item>
          <text:p text:style-name="P5">links → Im alten Holz/Ampel</text:p>
        </text:list-item>
        <text:list-item>
          <text:p text:style-name="P5">Ampel gerade aus → Lützowstraße</text:p>
        </text:list-item>
        <text:list-item>
          <text:p text:style-name="P5">Kirche rechts → Lortzingstraße</text:p>
        </text:list-item>
        <text:list-item>
          <text:p text:style-name="P7">weiter auf → Gerichtsstraße</text:p>
        </text:list-item>
        <text:list-item>
          <text:p text:style-name="P7">Ende rechts → Eduard-Müller-Straße</text:p>
        </text:list-item>
        <text:list-item>
          <text:p text:style-name="P7">Landgericht links → Heinitzstraße</text:p>
        </text:list-item>
        <text:list-item>
          <text:p text:style-name="P7">Ampel Sanitätshaus Riepe gerade aus</text:p>
        </text:list-item>
        <text:list-item>
          <text:p text:style-name="P7">Kreisel 2. gerade aus</text:p>
        </text:list-item>
        <text:list-item>
          <text:p text:style-name="P7">Ampel HST Volkspark rechts</text:p>
        </text:list-item>
        <text:list-item>
          <text:p text:style-name="P7">Schwenke links → HA BHF</text:p>
        </text:list-item>
        <text:list-item>
          <text:p text:style-name="P7">Altenhagener Brücke (Günlük Taze) links unter der Brücke lang → Eckeseyer Straße</text:p>
        </text:list-item>
        <text:list-item>
          <text:p text:style-name="P7">ARO Autohaus rechts → Fuhrparkstraße</text:p>
        </text:list-item>
        <text:list-item>
          <text:p text:style-name="P7">nach Fuhrparkbrücke links → Freiligrathstraße</text:p>
        </text:list-item>
        <text:list-item>
          <text:p text:style-name="P7">rechts → Grimmestraße</text:p>
        </text:list-item>
        <text:list-item>
          <text:p text:style-name="P7">weiter halb rechts → Grimmestraße</text:p>
        </text:list-item>
        <text:list-item>
          <text:p text:style-name="P7">links → Kapellenstraße</text:p>
        </text:list-item>
        <text:list-item>
          <text:p text:style-name="P7">rechts → Lönsweg</text:p>
        </text:list-item>
        <text:list-item>
          <text:p text:style-name="P7">nächste links → Overbergstraße</text:p>
        </text:list-item>
        <text:list-item>
          <text:p text:style-name="P7">Ende/Amtsgericht links → Hagener Straße</text:p>
        </text:list-item>
        <text:list-item>
          <text:p text:style-name="P7">ARAL rechts → Pappelstraße</text:p>
        </text:list-item>
        <text:list-item>
          <text:p text:style-name="P7">rechts → Helfer Straße</text:p>
        </text:list-item>
        <text:list-item>
          <text:p text:style-name="P7">nach HST Weidekampstraße 2x links → HST Sportanlage Hoheleye</text:p>
        </text:list-item>
        <text:list-item>
          <text:p text:style-name="P7">Kreisel 2. gerade aus</text:p>
        </text:list-item>
        <text:list-item>
          <text:p text:style-name="P7">halb rechts weiter auf → Heigarenweg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09:42:27.225834615</meta:creation-date>
    <dc:date>2020-05-26T10:20:55.729320831</dc:date>
    <meta:editing-duration>PT7M38S</meta:editing-duration>
    <meta:editing-cycles>1</meta:editing-cycles>
    <meta:document-statistic meta:table-count="0" meta:image-count="0" meta:object-count="0" meta:page-count="2" meta:paragraph-count="63" meta:word-count="361" meta:character-count="2183" meta:non-whitespace-character-count="1946"/>
    <meta:generator>LibreOffice/6.0.7.3$Linux_X86_64 LibreOffice_project/00m0$Build-3</meta:generator>
  </office:meta>
</office:document-meta>
</file>